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Header">
      <style:text-properties officeooo:rsid="0013b241" officeooo:paragraph-rsid="0013b241"/>
    </style:style>
    <style:style style:name="P2" style:family="paragraph" style:parent-style-name="Standard">
      <style:paragraph-properties fo:text-align="center" style:justify-single-word="false"/>
      <style:text-properties officeooo:rsid="0013b241" officeooo:paragraph-rsid="0013b241"/>
    </style:style>
    <style:style style:name="P3" style:family="paragraph" style:parent-style-name="Standard">
      <style:paragraph-properties fo:text-align="start" style:justify-single-word="false"/>
      <style:text-properties officeooo:rsid="001556fb" officeooo:paragraph-rsid="001556fb"/>
    </style:style>
    <style:style style:name="P4" style:family="paragraph" style:parent-style-name="Standard">
      <style:paragraph-properties fo:text-align="justify" style:justify-single-word="false"/>
      <style:text-properties officeooo:rsid="001556fb" officeooo:paragraph-rsid="001556fb"/>
    </style:style>
    <style:style style:name="P5" style:family="paragraph" style:parent-style-name="Standard">
      <style:paragraph-properties fo:text-align="start" style:justify-single-word="false"/>
      <style:text-properties officeooo:rsid="001556fb" officeooo:paragraph-rsid="001556fb"/>
    </style:style>
    <style:style style:name="P6" style:family="paragraph" style:parent-style-name="Standard">
      <style:paragraph-properties fo:text-align="start" style:justify-single-word="false"/>
      <style:text-properties officeooo:rsid="001556fb" officeooo:paragraph-rsid="0053f707"/>
    </style:style>
    <style:style style:name="P7" style:family="paragraph" style:parent-style-name="Standard">
      <style:paragraph-properties fo:text-align="center" style:justify-single-word="false"/>
      <style:text-properties officeooo:rsid="001556fb" officeooo:paragraph-rsid="0053f707"/>
    </style:style>
    <style:style style:name="P8" style:family="paragraph" style:parent-style-name="Standard">
      <style:paragraph-properties fo:text-align="start" style:justify-single-word="false"/>
      <style:text-properties officeooo:rsid="00870675" officeooo:paragraph-rsid="00870675"/>
    </style:style>
    <style:style style:name="P9" style:family="paragraph" style:parent-style-name="Standard">
      <style:paragraph-properties fo:text-align="start" style:justify-single-word="false"/>
      <style:text-properties officeooo:rsid="008d5c50" officeooo:paragraph-rsid="008d5c50"/>
    </style:style>
    <style:style style:name="T1" style:family="text">
      <style:text-properties officeooo:rsid="0015d14c"/>
    </style:style>
    <style:style style:name="T2" style:family="text">
      <style:text-properties officeooo:rsid="00246edd"/>
    </style:style>
    <style:style style:name="T3" style:family="text">
      <style:text-properties officeooo:rsid="004ee784"/>
    </style:style>
    <style:style style:name="T4" style:family="text">
      <style:text-properties officeooo:rsid="0058c2b9"/>
    </style:style>
    <style:style style:name="T5" style:family="text">
      <style:text-properties officeooo:rsid="005b218e"/>
    </style:style>
    <style:style style:name="T6" style:family="text">
      <style:text-properties officeooo:rsid="008b9f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Compte rendu du TP2 C++</text:p>
      <text:p text:style-name="P2"/>
      <text:p text:style-name="P3">I. Description <text:span text:style-name="T4">générale</text:span> des classes / <text:span text:style-name="T5">Héritage</text:span></text:p>
      <text:p text:style-name="P3"/>
      <text:p text:style-name="P3"/>
      <text:p text:style-name="P3">Classe Trajet :</text:p>
      <text:p text:style-name="P3"/>
      <text:p text:style-name="P4"><text:tab/><text:span text:style-name="T1">Un trajet est composé d’un point de départ (start) et d’une arrivée (end).</text:span></text:p>
      <text:p text:style-name="P4"><text:tab/><text:span text:style-name="T2">Cette classe est abstraite dans la mesure ou un trajet devra être soit simple soit composé (mais pas juste un trajet tout court). Les attributs et méthodes implémentés ici seront utilisés par <text:s/>toutes les classes héritières.</text:span></text:p>
      <text:p text:style-name="P4"/>
      <text:p text:style-name="P3">Classe TrajetSimple :</text:p>
      <text:p text:style-name="P3"/>
      <text:p text:style-name="P4"><text:tab/><text:span text:style-name="T2">Un trajet simple hérite de Trajet en spécifiant en plus le moyen de transport. En effet un trajet simple ne sera composé que de deux lieux (départ et arrivé, contrairement à un trajet composé).</text:span></text:p>
      <text:p text:style-name="P3"/>
      <text:p text:style-name="P3">Classe TrajetCompose :</text:p>
      <text:p text:style-name="P3"/>
      <text:p text:style-name="P3"><text:tab/><text:span text:style-name="T3">Un trajet composé hérite de Trajet. Il s’agit en fait d’une liste de trajet simples. Le fait d’avoir un telle organisation des classes permet à chaque trajet simple d’un trajet composé de disposer de son propre moyen de transport.</text:span></text:p>
      <text:p text:style-name="P3"/>
      <text:p text:style-name="P8">II. <text:span text:style-name="T6">Dessin de la structure de donnée (au travers d’un exemple concret)</text:span></text:p>
      <text:p text:style-name="P8"/>
      <text:p text:style-name="P9"><text:tab/>D’après les besoins du cahier des charges nous avons réalisé l’UML suivant.</text:p>
      <text:p text:style-name="P3"/>
      <text:p text:style-name="P7">insérer UML final</text:p>
      <text:p text:style-name="P6"/>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b241" officeooo:paragraph-rsid="0013b24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Quentin DE ANDRIA et Louis ROB<text:tab/><text:tab/>3IF-1.4 Novembre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5:17:22.241910676</meta:creation-date>
    <dc:date>2019-11-27T16:44:47.467150086</dc:date>
    <meta:editing-duration>PT54M27S</meta:editing-duration>
    <meta:editing-cycles>56</meta:editing-cycles>
    <meta:generator>LibreOffice/6.2.7.1$Linux_X86_64 LibreOffice_project/20$Build-1</meta:generator>
    <meta:document-statistic meta:table-count="0" meta:image-count="0" meta:object-count="0" meta:page-count="1" meta:paragraph-count="13" meta:word-count="179" meta:character-count="1067" meta:non-whitespace-character-count="894"/>
  </office:meta>
</office:document-meta>
</file>